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L</text:p>
          </table:table-cell>
          <table:table-cell/>
          <table:table-cell office:value-type="string">
            <text:p>Minor Heal</text:p>
          </table:table-cell>
          <table:table-cell office:value-type="string">
            <text:p>Self or Target</text:p>
          </table:table-cell>
        </table:table-row>
        <table:table-row table:style-name="ro1">
          <table:table-cell office:value-type="string">
            <text:p>LL</text:p>
          </table:table-cell>
          <table:table-cell/>
          <table:table-cell office:value-type="string">
            <text:p>Medium Heal</text:p>
          </table:table-cell>
          <table:table-cell office:value-type="string">
            <text:p>Self or Target</text:p>
          </table:table-cell>
        </table:table-row>
        <table:table-row table:style-name="ro1">
          <table:table-cell office:value-type="string">
            <text:p>LLL</text:p>
          </table:table-cell>
          <table:table-cell/>
          <table:table-cell office:value-type="string">
            <text:p>Major Heal</text:p>
          </table:table-cell>
          <table:table-cell office:value-type="string">
            <text:p>Self or Targ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L</text:p>
          </table:table-cell>
          <table:table-cell/>
          <table:table-cell office:value-type="string">
            <text:p>Minor Heal</text:p>
          </table:table-cell>
          <table:table-cell office:value-type="string">
            <text:p>AOE</text:p>
          </table:table-cell>
        </table:table-row>
        <table:table-row table:style-name="ro1">
          <table:table-cell office:value-type="string">
            <text:p>WLL</text:p>
          </table:table-cell>
          <table:table-cell/>
          <table:table-cell office:value-type="string">
            <text:p>Medium Heal</text:p>
          </table:table-cell>
          <table:table-cell office:value-type="string">
            <text:p>AOE</text:p>
          </table:table-cell>
        </table:table-row>
        <table:table-row table:style-name="ro1">
          <table:table-cell office:value-type="string">
            <text:p>WLLL</text:p>
          </table:table-cell>
          <table:table-cell/>
          <table:table-cell office:value-type="string">
            <text:p>Major Heal</text:p>
          </table:table-cell>
          <table:table-cell office:value-type="string">
            <text:p>AO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Fire Soul</text:p>
          </table:table-cell>
          <table:table-cell office:value-type="string">
            <text:p>Projectile</text:p>
          </table:table-cell>
        </table:table-row>
        <table:table-row table:style-name="ro1">
          <table:table-cell office:value-type="string">
            <text:p>FFF</text:p>
          </table:table-cell>
          <table:table-cell/>
          <table:table-cell office:value-type="string">
            <text:p>Flame Sniper</text:p>
          </table:table-cell>
          <table:table-cell office:value-type="string">
            <text:p>Target, long range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.00.0000</text:date>, <text:time style:data-style-name="N2" text:time-value="0000-00-00T15:04:25.6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3S</meta:editing-duration>
    <meta:editing-cycles>12</meta:editing-cycles>
    <meta:generator>LibreOffice/3.6$Windows_x86 LibreOffice_project/da8c1e6-fd468f4-454e206-f42a4a9-143cfd</meta:generator>
    <dc:date>2013-09-02T15:23:08.95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